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1C812DAE837B5F23A6A.png" manifest:media-type="image/png"/>
  <manifest:file-entry manifest:full-path="Pictures/1000000000000402000002718C3A23E9D8FA5FA8.png" manifest:media-type="image/png"/>
  <manifest:file-entry manifest:full-path="Pictures/100000000000021E000001CA8CC4A7506B536DF9.png" manifest:media-type="image/png"/>
  <manifest:file-entry manifest:full-path="Pictures/10000000000003FE0000025D98B903B147A3D3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44cm" fo:min-width="2.7cm"/>
      <style:paragraph-properties style:writing-mode="lr-tb"/>
    </style:style>
    <style:style style:name="gr4" style:family="graphic" style:parent-style-name="standard">
      <style:graphic-properties svg:stroke-color="#81d41a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none" draw:fill-color="#ffffff"/>
      <style:text-properties fo:font-style="italic" style:text-underline-style="none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nl" fo:country="NL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098cm" svg:height="3.61cm" svg:x="18.2cm" svg:y="4.52cm">
          <draw:image xlink:href="Pictures/10000000000003FE0000025D98B903B147A3D319.png" xlink:type="simple" xlink:show="embed" xlink:actuate="onLoad" loext:mime-type="image/png">
            <text:p/>
          </draw:image>
        </draw:frame>
        <draw:frame draw:style-name="gr2" draw:text-style-name="P2" draw:layer="layout" svg:width="16.854cm" svg:height="1.8cm" svg:x="12.573cm" svg:y="2.2cm">
          <draw:text-box>
            <text:p text:style-name="P1">NIVEL 0: Pirate Prisión</text:p>
            <text:p text:style-name="P1"><text:span text:style-name="T1">STAGE</text:span><text:span text:style-name="T1">S</text:span>:</text:p>
          </draw:text-box>
        </draw:frame>
        <draw:frame draw:style-name="gr1" draw:text-style-name="P1" draw:layer="layout" svg:width="4.239cm" svg:height="3.582cm" svg:x="2.861cm" svg:y="4.546cm">
          <draw:image xlink:href="Pictures/100000000000021E000001CA8CC4A7506B536DF9.png" xlink:type="simple" xlink:show="embed" xlink:actuate="onLoad" loext:mime-type="image/png">
            <text:p/>
          </draw:image>
        </draw:frame>
        <draw:custom-shape draw:style-name="gr3" draw:text-style-name="P3" draw:layer="layout" svg:width="3.2cm" svg:height="1.294cm" svg:x="1.5cm" svg:y="3.6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</text:span>= 0 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074cm" svg:height="3.7cm" svg:x="9.27cm" svg:y="4.475cm">
          <draw:image xlink:href="Pictures/1000000000000402000002718C3A23E9D8FA5FA8.png" xlink:type="simple" xlink:show="embed" xlink:actuate="onLoad" loext:mime-type="image/png">
            <text:p/>
          </draw:image>
        </draw:frame>
        <draw:line draw:style-name="gr4" draw:text-style-name="P1" draw:layer="layout" svg:x1="5.6cm" svg:y1="5.6cm" svg:x2="10cm" svg:y2="7.4cm">
          <text:p/>
        </draw:line>
        <draw:frame draw:style-name="gr5" draw:text-style-name="P4" draw:layer="layout" svg:width="2.758cm" svg:height="0.962cm" svg:x="3.601cm" svg:y="8.45cm">
          <draw:text-box>
            <text:p><text:span text:style-name="T3">stage</text:span><text:span text:style-name="T4">: 0</text:span></text:p>
          </draw:text-box>
        </draw:frame>
        <draw:frame draw:style-name="gr5" draw:text-style-name="P4" draw:layer="layout" svg:width="2.758cm" svg:height="0.962cm" svg:x="10.928cm" svg:y="8.438cm">
          <draw:text-box>
            <text:p><text:span text:style-name="T3">stage</text:span><text:span text:style-name="T4">: 1</text:span></text:p>
          </draw:text-box>
        </draw:frame>
        <draw:line draw:style-name="gr4" draw:text-style-name="P1" draw:layer="layout" svg:x1="14.5cm" svg:y1="5.5cm" svg:x2="19.4cm" svg:y2="7.6cm">
          <text:p/>
        </draw:line>
        <draw:frame draw:style-name="gr5" draw:text-style-name="P4" draw:layer="layout" svg:width="2.758cm" svg:height="0.962cm" svg:x="19.87cm" svg:y="8.438cm">
          <draw:text-box>
            <text:p><text:span text:style-name="T3">stage</text:span><text:span text:style-name="T4">: 2</text:span></text:p>
          </draw:text-box>
        </draw:frame>
        <draw:custom-shape draw:style-name="gr3" draw:text-style-name="P3" draw:layer="layout" svg:width="3.2cm" svg:height="1.294cm" svg:x="7.4cm" svg:y="7.794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</text:span>= 0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1.294cm" svg:x="16.2cm" svg:y="8.088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</text:span>= 1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294cm" svg:x="14.4cm" svg:y="3.594cm">
          <text:p text:style-name="P3">Door_1</text:p>
          <text:p text:style-name="P3">Door_<text:span text:style-name="T2">idx</text:span> = 1</text:p>
          <text:p text:style-name="P3"><text:span text:style-name="T1">Next</text:span>_door_<text:span text:style-name="T2">indx</text:span>= 0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294cm" svg:x="22.7cm" svg:y="3.888cm">
          <text:p text:style-name="P3">Door_3</text:p>
          <text:p text:style-name="P3">Door_<text:span text:style-name="T2">idx</text:span> = 2</text:p>
          <text:p text:style-name="P3"><text:span text:style-name="T1">Next</text:span>_door_<text:span text:style-name="T2">indx </text:span>= 0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294cm" svg:x="23cm" svg:y="8.306cm">
          <text:p text:style-name="P3">Door_2</text:p>
          <text:p text:style-name="P3">Door_<text:span text:style-name="T2">idx</text:span> = 1</text:p>
          <text:p text:style-name="P3"><text:span text:style-name="T1">Next</text:span>_door_<text:span text:style-name="T2">indx</text:span>= 0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4cm" svg:height="3.535cm" svg:x="26.2cm" svg:y="1.6cm">
          <draw:image xlink:href="Pictures/1000000000000204000001C812DAE837B5F23A6A.png" xlink:type="simple" xlink:show="embed" xlink:actuate="onLoad" loext:mime-type="image/png">
            <text:p/>
          </draw:image>
        </draw:frame>
        <draw:line draw:style-name="gr4" draw:text-style-name="P1" draw:layer="layout" svg:x1="23.8cm" svg:y1="6.3cm" svg:x2="28.6cm" svg:y2="4.4cm">
          <text:p/>
        </draw:line>
        <draw:custom-shape draw:style-name="gr3" draw:text-style-name="P3" draw:layer="layout" svg:width="3.2cm" svg:height="1.294cm" svg:x="29.4cm" svg:y="3.6cm">
          <text:p text:style-name="P3">Door_0</text:p>
          <text:p text:style-name="P3">Door_<text:span text:style-name="T2">idx</text:span> = 0</text:p>
          <text:p text:style-name="P3"><text:span text:style-name="T1">Next</text:span>_door_<text:span text:style-name="T2">indx </text:span>= 2 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46:38.072587565</meta:creation-date>
    <dc:date>2022-02-17T11:21:28.668423205</dc:date>
    <meta:editing-duration>PT18M15S</meta:editing-duration>
    <meta:editing-cycles>5</meta:editing-cycles>
    <meta:generator>LibreOffice/6.4.7.2$Linux_X86_64 LibreOffice_project/40$Build-2</meta:generator>
    <meta:document-statistic meta:object-count="18"/>
  </office:meta>
</office:document-meta>
</file>